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ServiceImpl.registerNamespace( SessionInfo sessionInfo ,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ServiceImpl.removeVersionLabel( final SessionInfo sessionInfo , final NodeId versionHistoryId , final NodeId versionId , final Name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ServiceImpl.impersonate( SessionInfo sessionInfo ,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ServiceImpl.obtain( SessionInfo sessionInfo ,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ServiceImpl.getWorkspaceNames( SessionInfo sessi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ServiceImpl.checkQueryStatement( SessionInfo sessionInfo , String statement , String language ,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tchImpl.executeGuarded( Callable ca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ServiceImpl.createEventFilter( SessionInfo sessionInfo , int eventTypes , Path absPath , boolean isDeep , String [ ] uuid , Name [ ] nodeTypeName , boolean no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erviceImpl.refreshLock( SessionInfo sessionInfo , NodeId 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Impl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positoryServiceImpl.entering( Node node ,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erviceImpl.obtain( Credentials credentials ,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ServiceImpl.createQuery( Session session , String statement , String language ,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tchImpl.move( final NodeId srcNodeId , final NodeId destParentNodeId , final Name des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ServiceImpl.copy( final SessionInfo sessionInfo , final String srcWorkspaceName , final NodeId srcNodeId , final NodeId destParentNodeId , final Name des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positoryServiceImpl.getQNodeTypeDefinitions( SessionInfo sessionInfo , Name [ ] nodetype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sitoryServiceImpl.getParent( NodeId parentId , SessionInfoImpl session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erviceImpl.getEventSubscription( Subscription sub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ServiceImpl.getNode( NodeId id , SessionInfoImpl session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sitoryServiceImpl.updateEventFilters( Subscription subscription , EventFilter [ ]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erviceImpl.checkin( final SessionInfo sessionInfo , final NodeId 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tchImpl.BatchImpl( SessionInfoImpl s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erviceImpl.RepositoryServiceImpl( Repository repository , BatchReadConfig batchRea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ServiceImpl.getProperty( PropertyId id , SessionInfoImpl session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ServiceImpl.leaving( Node node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ServiceImpl.executeQuery( SessionInfo sessionInfo , String statement , String language ,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erviceImpl.removeVersion( final SessionInfo sessionInfo , final NodeId versionHistoryId , final NodeId vers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ServiceImpl.setNamespaceMappings( Session session , Map namespac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atchImpl.createXMLFragment( String nodeName , String ntName ,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ServiceImpl.entering( Property property ,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erviceImpl.update( final SessionInfo sessionInfo , final NodeId nodeId , final String src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ServiceImpl.executeWithLocalEvents( Callable call , SessionInfoImpl s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positoryServiceImpl.isGranted( SessionInfo sessionInfo , ItemId itemId , String [ ] ac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positoryServiceImpl.getNodeInfo( SessionInfo sessionInfo , NodeId nod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ServiceImpl.getQ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erviceImpl.getSupportedQueryLanguages( SessionInfo sessi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ServiceImpl.dispose( SessionInfo session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ServiceImpl.createBatch( SessionInfo sessionInfo , ItemId i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Impl.addProperty( final NodeId parentId , final Name propertyName , final Q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ServiceImpl.getRepositoryDescript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ServiceImpl.unregisterNamespace( SessionInfo sessionInfo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ServiceImpl.getItemInfos( SessionInfo sessionInfo , NodeId node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RepositoryServiceImpl.createSubscription( SessionInfo sessionInfo , EventFilter [ ]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erviceImpl.lock( final SessionInfo sessionInfo , final NodeId nodeId , final boolean deep , final boolean sessionSco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ServiceImpl.getPropertyDefinition( SessionInfo sessionInfo , PropertyId property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ServiceImpl.unlock( final SessionInfo sessionInfo , final NodeId 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ServiceImpl.getEvents( Subscription subscription ,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ServiceImpl.getChildInfos( SessionInfo sessionInfo , NodeId paren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ServiceImpl.getId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erviceImpl.getLockInfo( SessionInfo sessionInfo , NodeId nod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ServiceImpl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ServiceImpl.restore( final SessionInfo sessionInfo , final NodeId nodeId , final NodeId versionId , final boolean removeExist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positoryServiceImpl.hasNode( SessionInfo sessionInfo , NodeId nod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tchImpl.setValue( final PropertyId propertyId , final QValue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ServiceImpl.submit( Batch b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tchImpl.setMixins( final NodeId nodeId , final Name [ ] mixinNodeTypeI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positoryServiceImpl.move( final SessionInfo sessionInfo , final NodeId srcNodeId , final NodeId destParentNodeId , final Name des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ServiceImpl.getPropertyInfo( SessionInfo sessionInfo , PropertyId property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ServiceImpl.getNamespacePrefix( SessionInfo sessionInfo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ServiceImpl.leaving( Property property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ServiceImpl.addVersionLabel( final SessionInfo sessionInfo , final NodeId versionHistoryId , final NodeId versionId , final Name label , final boolean move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positoryServiceImpl.resolveMergeConflict( final SessionInfo sessionInfo , final NodeId nodeId , final NodeId [ ] mergeFailedIds , final NodeId [ ] predecessorI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positoryServiceImpl.merge( final SessionInfo sessionInfo , final NodeId nodeId , final String srcWorkspaceName , final boolean bestEff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tchImpl.addNode( final NodeId parentId , final Name nodeName , final Name nodetypeName , final String uu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positoryServiceImpl.pathForId( ItemId id , SessionInfoImpl session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ositoryServiceImpl.checkout( final SessionInfo sessionInfo , final NodeId 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tchImpl.calcRemoveNodeId( ItemId item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tchImpl.remove( final ItemId i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tchImpl.reorderNodes( final NodeId parentId , final NodeId srcNodeId , final NodeId beforeNode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positoryServiceImpl.importXml( final SessionInfo sessionInfo , final NodeId parentId , final InputStream xmlStream , final int uuidBehaviou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tchImpl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sitoryServiceImpl.clone( final SessionInfo sessionInfo , final String srcWorkspaceName , final NodeId srcNodeId , final NodeId destParentNodeId , final Name destName , final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sitoryServiceImpl.dispos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erviceImpl.getQNodeTypeDefinitions( SessionInfo session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tchImpl.addProperty( final NodeId parentId , final Name propertyName , final QValue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ServiceImpl.getNam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erviceImpl.safeGetURI( Session session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erviceImpl.getDestinationPath( NodeId destParentNodeId , Name destName , SessionInfoImpl session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ServiceImpl.getSessionInfoImpl( SessionInfo session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ServiceImpl.getPath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erviceImpl.getRegisteredNamespaces( SessionInfo session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ServiceImpl.getNodeDefinition( SessionInfo sessionInfo , NodeId nod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ServiceImpl.getNamespaceURI( SessionInfo sessionInfo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ServiceImpl.restore( final SessionInfo sessionInfo , final NodeId [ ] versionIds , final boolean removeExist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tchImpl.getJcrNam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tchImpl.setValue( final PropertyId propertyId , final Q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